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LoaderUtilsConfigurationAttributesTests.resolveConfigAttributesWithConflicting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UtilsConfigurationAttributesTests.resolveConfigAttributesWithBar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UtilsConfigurationAttributesTests.assertClassesBarAttributes( ContextConfiguration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UtilsConfigurationAttributesTests.resolveConfigAttributesWithMetaAnnotationAndLocationsIn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LoaderUtilsConfigurationAttributesTests.resolveConfigAttributesWithMetaAnnotationAndLocationsAndOverridde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UtilsConfigurationAttributesTests.assertClassesFooAttributes( ContextConfiguration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UtilsConfigurationAttributesTests.resolveConfigAttributesWithMetaAnnotationAndLocationsAnd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UtilsConfigurationAttributesTests.resolveConfigAttributesWithMetaAnnotationAn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LoaderUtilsConfigurationAttributesTests.resolveConfigAttributesWithLocalAnnotationAn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LoaderUtilsConfigurationAttributesTests.resolveConfigAttributesWithLocalAnnotationAn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LoaderUtilsConfigurationAttributesTests.assertLocationsFooAttributes( ContextConfiguration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LoaderUtilsConfigurationAttributesTests.resolveConfigAttributesWithLocationsAn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LoaderUtilsConfigurationAttributesTests.resolveConfigAttributesWithLocalAndInheritedAnnotationsAnd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LoaderUtilsConfigurationAttributesTests.resolveConfigAttributesWithLocalAndInheritedAnnotationsAn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LoaderUtilsConfigurationAttributesTests.assertLocationsBarAttributes( ContextConfiguration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